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04cm"/>
    </style:style>
    <style:style style:name="co2" style:family="table-column">
      <style:table-column-properties fo:break-before="auto" style:column-width="1.612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  <table:table-cell office:value-type="string">
            <text:p>Number</text:p>
          </table:table-cell>
        </table:table-row>
        <table:table-row table:style-name="ro2">
          <table:table-cell office:value-type="float" office:value="1.61">
            <text:p>1.61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2];LEN([.D2])-1))" office:value-type="float" office:value="1">
            <text:p>1</text:p>
          </table:table-cell>
        </table:table-row>
        <table:table-row table:style-name="ro2">
          <table:table-cell office:value-type="float" office:value="0.57">
            <text:p>0.57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3];LEN([.D3])-1))" office:value-type="float" office:value="1">
            <text:p>1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4];LEN([.D4])-1))" office:value-type="float" office:value="1">
            <text:p>1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5];LEN([.D5])-1))" office:value-type="float" office:value="1">
            <text:p>1</text:p>
          </table:table-cell>
        </table:table-row>
        <table:table-row table:style-name="ro2">
          <table:table-cell office:value-type="float" office:value="0.52">
            <text:p>0.52</text:p>
          </table:table-cell>
          <table:table-cell office:value-type="float" office:value="93141">
            <text:p>93141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  <table:table-cell table:formula="of:=VALUE(RIGHT([.D6];LEN([.D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7];LEN([.D7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8];LEN([.D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9];LEN([.D9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10];LEN([.D1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073">
            <text:p>1073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  <table:table-cell table:formula="of:=VALUE(RIGHT([.D11];LEN([.D11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2];LEN([.D12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3];LEN([.D13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4];LEN([.D14])-1))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5];LEN([.D15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  <table:table-cell table:formula="of:=VALUE(RIGHT([.D16];LEN([.D16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8">
            <text:p>172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17];LEN([.D17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18];LEN([.D18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19];LEN([.D19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0];LEN([.D20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729">
            <text:p>1729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1];LEN([.D21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2];LEN([.D22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3];LEN([.D23])-1))" office:value-type="float" office:value="1">
            <text:p>1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4];LEN([.D24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5];LEN([.D25])-1))" office:value-type="float" office:value="1">
            <text:p>1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8">
            <text:p>1308</text:p>
          </table:table-cell>
          <table:table-cell office:value-type="string">
            <text:p>1-Level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  <table:table-cell table:formula="of:=VALUE(RIGHT([.D26];LEN([.D26])-1))" office:value-type="float" office:value="1">
            <text:p>1</text:p>
          </table:table-cell>
        </table:table-row>
        <table:table-row table:style-name="ro2">
          <table:table-cell office:value-type="float" office:value="1.15">
            <text:p>1.15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27];LEN([.D27])-1))" office:value-type="float" office:value="2">
            <text:p>2</text:p>
          </table:table-cell>
        </table:table-row>
        <table:table-row table:style-name="ro2">
          <table:table-cell office:value-type="float" office:value="1.05">
            <text:p>1.05</text:p>
          </table:table-cell>
          <table:table-cell office:value-type="float" office:value="189857">
            <text:p>189857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28];LEN([.D28])-1))" office:value-type="float" office:value="2">
            <text:p>2</text:p>
          </table:table-cell>
        </table:table-row>
        <table:table-row table:style-name="ro2">
          <table:table-cell office:value-type="float" office:value="1.07">
            <text:p>1.07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29];LEN([.D29])-1))" office:value-type="float" office:value="2">
            <text:p>2</text:p>
          </table:table-cell>
        </table:table-row>
        <table:table-row table:style-name="ro2">
          <table:table-cell office:value-type="float" office:value="1.06">
            <text:p>1.06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0];LEN([.D30])-1))" office:value-type="float" office:value="2">
            <text:p>2</text:p>
          </table:table-cell>
        </table:table-row>
        <table:table-row table:style-name="ro2">
          <table:table-cell office:value-type="float" office:value="1.08">
            <text:p>1.08</text:p>
          </table:table-cell>
          <table:table-cell office:value-type="float" office:value="189858">
            <text:p>189858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  <table:table-cell table:formula="of:=VALUE(RIGHT([.D31];LEN([.D31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2];LEN([.D3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3];LEN([.D33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4];LEN([.D34])-1))" office:value-type="float" office:value="2">
            <text:p>2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5];LEN([.D35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84">
            <text:p>1684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  <table:table-cell table:formula="of:=VALUE(RIGHT([.D36];LEN([.D36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37];LEN([.D37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38];LEN([.D38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39];LEN([.D39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0];LEN([.D40])-1))"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  <table:table-cell table:formula="of:=VALUE(RIGHT([.D41];LEN([.D41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3">
            <text:p>633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2];LEN([.D42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3">
            <text:p>633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3];LEN([.D43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5">
            <text:p>63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4];LEN([.D44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636">
            <text:p>636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5];LEN([.D45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635">
            <text:p>63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6];LEN([.D46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5">
            <text:p>130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7];LEN([.D47])-1))" office:value-type="float" office:value="2">
            <text:p>2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1305">
            <text:p>130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8];LEN([.D48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6">
            <text:p>1306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49];LEN([.D49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6">
            <text:p>1306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50];LEN([.D50])-1))" office:value-type="float" office:value="2">
            <text:p>2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305">
            <text:p>1305</text:p>
          </table:table-cell>
          <table:table-cell office:value-type="string">
            <text:p>1-Level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  <table:table-cell table:formula="of:=VALUE(RIGHT([.D51];LEN([.D51])-1))" office:value-type="float" office:value="2">
            <text:p>2</text:p>
          </table:table-cell>
        </table:table-row>
        <table:table-row table:style-name="ro2">
          <table:table-cell office:value-type="float" office:value="2.35">
            <text:p>2.35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2];LEN([.D52])-1))" office:value-type="float" office:value="3">
            <text:p>3</text:p>
          </table:table-cell>
        </table:table-row>
        <table:table-row table:style-name="ro2">
          <table:table-cell office:value-type="float" office:value="2.16">
            <text:p>2.16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3];LEN([.D53])-1))"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4];LEN([.D54])-1))"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5];LEN([.D55])-1))"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87102">
            <text:p>38710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  <table:table-cell table:formula="of:=VALUE(RIGHT([.D56];LEN([.D56])-1))" office:value-type="float" office:value="3">
            <text:p>3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57];LEN([.D57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58];LEN([.D58])-1))" office:value-type="float" office:value="3">
            <text:p>3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59];LEN([.D59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60];LEN([.D60])-1))" office:value-type="float" office:value="3">
            <text:p>3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967">
            <text:p>296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  <table:table-cell table:formula="of:=VALUE(RIGHT([.D61];LEN([.D61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2];LEN([.D62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3];LEN([.D63])-1))"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4];LEN([.D64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5];LEN([.D65])-1))" office:value-type="float" office:value="3">
            <text:p>3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  <table:table-cell table:formula="of:=VALUE(RIGHT([.D66];LEN([.D66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67];LEN([.D67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68];LEN([.D68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69];LEN([.D69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0];LEN([.D70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22">
            <text:p>2922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1];LEN([.D71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2];LEN([.D72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3];LEN([.D73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4];LEN([.D74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5];LEN([.D75])-1))" office:value-type="float" office:value="3">
            <text:p>3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3357">
            <text:p>3357</text:p>
          </table:table-cell>
          <table:table-cell office:value-type="string">
            <text:p>1-Level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  <table:table-cell table:formula="of:=VALUE(RIGHT([.D76];LEN([.D76])-1))" office:value-type="float" office:value="3">
            <text:p>3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77];LEN([.D77])-1))" office:value-type="float" office:value="4">
            <text:p>4</text:p>
          </table:table-cell>
        </table:table-row>
        <table:table-row table:style-name="ro2">
          <table:table-cell office:value-type="float" office:value="4.46">
            <text:p>4.46</text:p>
          </table:table-cell>
          <table:table-cell office:value-type="float" office:value="762015">
            <text:p>762015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78];LEN([.D78])-1))" office:value-type="float" office:value="4">
            <text:p>4</text:p>
          </table:table-cell>
        </table:table-row>
        <table:table-row table:style-name="ro2">
          <table:table-cell office:value-type="float" office:value="4.62">
            <text:p>4.62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79];LEN([.D79])-1))" office:value-type="float" office:value="4">
            <text:p>4</text:p>
          </table:table-cell>
        </table:table-row>
        <table:table-row table:style-name="ro2">
          <table:table-cell office:value-type="float" office:value="4.61">
            <text:p>4.61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80];LEN([.D80])-1))" office:value-type="float" office:value="4">
            <text:p>4</text:p>
          </table:table-cell>
        </table:table-row>
        <table:table-row table:style-name="ro2">
          <table:table-cell office:value-type="float" office:value="4.64">
            <text:p>4.64</text:p>
          </table:table-cell>
          <table:table-cell office:value-type="float" office:value="762016">
            <text:p>7620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  <table:table-cell table:formula="of:=VALUE(RIGHT([.D81];LEN([.D81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6">
            <text:p>5116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2];LEN([.D82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3];LEN([.D83])-1))" office:value-type="float" office:value="4">
            <text:p>4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4];LEN([.D84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5];LEN([.D85])-1))" office:value-type="float" office:value="4">
            <text:p>4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5119">
            <text:p>5119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  <table:table-cell table:formula="of:=VALUE(RIGHT([.D86];LEN([.D86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87];LEN([.D87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88];LEN([.D88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89];LEN([.D89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90];LEN([.D90])-1))" office:value-type="float" office:value="4">
            <text:p>4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  <table:table-cell table:formula="of:=VALUE(RIGHT([.D91];LEN([.D91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2];LEN([.D92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3];LEN([.D93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4];LEN([.D94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678">
            <text:p>1678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5];LEN([.D95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677">
            <text:p>1677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6];LEN([.D96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2">
            <text:p>1862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7];LEN([.D97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2">
            <text:p>1862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8];LEN([.D98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2">
            <text:p>1862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99];LEN([.D99])-1))" office:value-type="float" office:value="4">
            <text:p>4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1">
            <text:p>1861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100];LEN([.D100])-1))" office:value-type="float" office:value="4">
            <text:p>4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  <table:table-cell table:formula="of:=VALUE(RIGHT([.D101];LEN([.D101])-1))" office:value-type="float" office:value="4">
            <text:p>4</text:p>
          </table:table-cell>
        </table:table-row>
        <table:table-row table:style-name="ro2">
          <table:table-cell office:value-type="float" office:value="7.47">
            <text:p>7.47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2];LEN([.D102])-1))" office:value-type="float" office:value="5">
            <text:p>5</text:p>
          </table:table-cell>
        </table:table-row>
        <table:table-row table:style-name="ro2">
          <table:table-cell office:value-type="float" office:value="6.01">
            <text:p>6.01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3];LEN([.D103])-1))" office:value-type="float" office:value="5">
            <text:p>5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4];LEN([.D104])-1))" office:value-type="float" office:value="5">
            <text:p>5</text:p>
          </table:table-cell>
        </table:table-row>
        <table:table-row table:style-name="ro2">
          <table:table-cell office:value-type="float" office:value="6.15">
            <text:p>6.15</text:p>
          </table:table-cell>
          <table:table-cell office:value-type="float" office:value="978343">
            <text:p>97834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5];LEN([.D105])-1))" office:value-type="float" office:value="5">
            <text:p>5</text:p>
          </table:table-cell>
        </table:table-row>
        <table:table-row table:style-name="ro2">
          <table:table-cell office:value-type="float" office:value="6.18">
            <text:p>6.18</text:p>
          </table:table-cell>
          <table:table-cell office:value-type="float" office:value="978345">
            <text:p>978345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  <table:table-cell table:formula="of:=VALUE(RIGHT([.D106];LEN([.D106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07];LEN([.D107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08];LEN([.D108])-1))" office:value-type="float" office:value="5">
            <text:p>5</text:p>
          </table:table-cell>
        </table:table-row>
        <table:table-row table:style-name="ro2">
          <table:table-cell office:value-type="float" office:value="0.39">
            <text:p>0.39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09];LEN([.D109])-1))"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10];LEN([.D110])-1))" office:value-type="float" office:value="5">
            <text:p>5</text:p>
          </table:table-cell>
        </table:table-row>
        <table:table-row table:style-name="ro2">
          <table:table-cell office:value-type="float" office:value="0.38">
            <text:p>0.38</text:p>
          </table:table-cell>
          <table:table-cell office:value-type="float" office:value="6732">
            <text:p>6732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  <table:table-cell table:formula="of:=VALUE(RIGHT([.D111];LEN([.D111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2];LEN([.D112])-1))"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3];LEN([.D113])-1))"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4];LEN([.D114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5];LEN([.D115])-1))" office:value-type="float" office:value="5">
            <text:p>5</text:p>
          </table:table-cell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  <table:table-cell table:formula="of:=VALUE(RIGHT([.D116];LEN([.D116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17];LEN([.D117])-1))" office:value-type="float" office:value="5">
            <text:p>5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18];LEN([.D118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19];LEN([.D119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0];LEN([.D120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1];LEN([.D121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2];LEN([.D122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3];LEN([.D123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4];LEN([.D124])-1))" office:value-type="float" office:value="5">
            <text:p>5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1864">
            <text:p>1864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5];LEN([.D125])-1))" office:value-type="float" office:value="5">
            <text:p>5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  <table:table-cell table:formula="of:=VALUE(RIGHT([.D126];LEN([.D126])-1))" office:value-type="float" office:value="5">
            <text:p>5</text:p>
          </table:table-cell>
        </table:table-row>
        <table:table-row table:style-name="ro2">
          <table:table-cell office:value-type="float" office:value="11.4">
            <text:p>11.4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27];LEN([.D127])-1))"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28];LEN([.D128])-1))" office:value-type="float" office:value="6">
            <text:p>6</text:p>
          </table:table-cell>
        </table:table-row>
        <table:table-row table:style-name="ro2">
          <table:table-cell office:value-type="float" office:value="6.6">
            <text:p>6.6</text:p>
          </table:table-cell>
          <table:table-cell office:value-type="float" office:value="968055">
            <text:p>96805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29];LEN([.D129])-1))" office:value-type="float" office:value="6">
            <text:p>6</text:p>
          </table:table-cell>
        </table:table-row>
        <table:table-row table:style-name="ro2">
          <table:table-cell office:value-type="float" office:value="6.59">
            <text:p>6.59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30];LEN([.D130])-1))" office:value-type="float" office:value="6">
            <text:p>6</text:p>
          </table:table-cell>
        </table:table-row>
        <table:table-row table:style-name="ro2">
          <table:table-cell office:value-type="float" office:value="6.61">
            <text:p>6.61</text:p>
          </table:table-cell>
          <table:table-cell office:value-type="float" office:value="968056">
            <text:p>968056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  <table:table-cell table:formula="of:=VALUE(RIGHT([.D131];LEN([.D131])-1))" office:value-type="float" office:value="6">
            <text:p>6</text:p>
          </table:table-cell>
        </table:table-row>
        <table:table-row table:style-name="ro2">
          <table:table-cell office:value-type="float" office:value="0.74">
            <text:p>0.74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2];LEN([.D132])-1))"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3];LEN([.D133])-1))"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4];LEN([.D134])-1))" office:value-type="float" office:value="6">
            <text:p>6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6869">
            <text:p>686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5];LEN([.D135])-1))" office:value-type="float" office:value="6">
            <text:p>6</text:p>
          </table:table-cell>
        </table:table-row>
        <table:table-row table:style-name="ro2">
          <table:table-cell office:value-type="float" office:value="0.76">
            <text:p>0.76</text:p>
          </table:table-cell>
          <table:table-cell office:value-type="float" office:value="6870">
            <text:p>687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  <table:table-cell table:formula="of:=VALUE(RIGHT([.D136];LEN([.D136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90">
            <text:p>290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37];LEN([.D137])-1))" office:value-type="float" office:value="6">
            <text:p>6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38];LEN([.D138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39];LEN([.D139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40];LEN([.D140])-1))" office:value-type="float" office:value="6">
            <text:p>6</text:p>
          </table:table-cell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289">
            <text:p>289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  <table:table-cell table:formula="of:=VALUE(RIGHT([.D141];LEN([.D141])-1))" office:value-type="float" office:value="6">
            <text:p>6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2];LEN([.D142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3];LEN([.D143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4];LEN([.D144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5];LEN([.D145])-1))" office:value-type="float" office:value="6">
            <text:p>6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1863">
            <text:p>1863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6];LEN([.D146])-1))" office:value-type="float" office:value="6">
            <text:p>6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7];LEN([.D147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4">
            <text:p>2484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8];LEN([.D148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49];LEN([.D149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50];LEN([.D150])-1))" office:value-type="float" office:value="6">
            <text:p>6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  <table:table-cell table:formula="of:=VALUE(RIGHT([.D151];LEN([.D151])-1))" office:value-type="float" office:value="6">
            <text:p>6</text:p>
          </table:table-cell>
        </table:table-row>
        <table:table-row table:style-name="ro2">
          <table:table-cell office:value-type="float" office:value="9.07">
            <text:p>9.07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2];LEN([.D152])-1))" office:value-type="float" office:value="7">
            <text:p>7</text:p>
          </table:table-cell>
        </table:table-row>
        <table:table-row table:style-name="ro2">
          <table:table-cell office:value-type="float" office:value="7.02">
            <text:p>7.02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3];LEN([.D153])-1))" office:value-type="float" office:value="7">
            <text:p>7</text:p>
          </table:table-cell>
        </table:table-row>
        <table:table-row table:style-name="ro2">
          <table:table-cell office:value-type="float" office:value="6.95">
            <text:p>6.95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4];LEN([.D154])-1))" office:value-type="float" office:value="7">
            <text:p>7</text:p>
          </table:table-cell>
        </table:table-row>
        <table:table-row table:style-name="ro2">
          <table:table-cell office:value-type="float" office:value="6.92">
            <text:p>6.92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5];LEN([.D155])-1))" office:value-type="float" office:value="7">
            <text:p>7</text:p>
          </table:table-cell>
        </table:table-row>
        <table:table-row table:style-name="ro2">
          <table:table-cell office:value-type="float" office:value="6.98">
            <text:p>6.98</text:p>
          </table:table-cell>
          <table:table-cell office:value-type="float" office:value="114190">
            <text:p>114190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  <table:table-cell table:formula="of:=VALUE(RIGHT([.D156];LEN([.D156])-1))"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57];LEN([.D157])-1))" office:value-type="float" office:value="7">
            <text:p>7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58];LEN([.D158])-1))"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59];LEN([.D159])-1))" office:value-type="float" office:value="7">
            <text:p>7</text:p>
          </table:table-cell>
        </table:table-row>
        <table:table-row table:style-name="ro2">
          <table:table-cell office:value-type="float" office:value="1.52">
            <text:p>1.52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60];LEN([.D160])-1))" office:value-type="float" office:value="7">
            <text:p>7</text:p>
          </table:table-cell>
        </table:table-row>
        <table:table-row table:style-name="ro2">
          <table:table-cell office:value-type="float" office:value="1.53">
            <text:p>1.53</text:p>
          </table:table-cell>
          <table:table-cell office:value-type="float" office:value="5201">
            <text:p>5201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  <table:table-cell table:formula="of:=VALUE(RIGHT([.D161];LEN([.D161])-1))"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2];LEN([.D162])-1))" office:value-type="float" office:value="7">
            <text:p>7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3];LEN([.D163])-1))"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4];LEN([.D164])-1))" office:value-type="float" office:value="7">
            <text:p>7</text:p>
          </table:table-cell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317">
            <text:p>317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5];LEN([.D165])-1))" office:value-type="float" office:value="7">
            <text:p>7</text:p>
          </table:table-cell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318">
            <text:p>318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  <table:table-cell table:formula="of:=VALUE(RIGHT([.D166];LEN([.D166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67];LEN([.D167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68];LEN([.D168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69];LEN([.D169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0];LEN([.D170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473">
            <text:p>47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1];LEN([.D171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2];LEN([.D172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3];LEN([.D173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4];LEN([.D174])-1))" office:value-type="float" office:value="7">
            <text:p>7</text:p>
          </table:table-cell>
        </table:table-row>
        <table:table-row table:style-name="ro2">
          <table:table-cell office:value-type="float" office:value="0.08">
            <text:p>0.08</text:p>
          </table:table-cell>
          <table:table-cell office:value-type="float" office:value="2483">
            <text:p>2483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5];LEN([.D175])-1))" office:value-type="float" office:value="7">
            <text:p>7</text:p>
          </table:table-cell>
        </table:table-row>
        <table:table-row table:style-name="ro2">
          <table:table-cell office:value-type="float" office:value="0.09">
            <text:p>0.0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  <table:table-cell table:formula="of:=VALUE(RIGHT([.D176];LEN([.D176])-1))" office:value-type="float" office:value="7">
            <text:p>7</text:p>
          </table:table-cell>
        </table:table-row>
        <table:table-row table:style-name="ro2">
          <table:table-cell office:value-type="float" office:value="13.57">
            <text:p>13.57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77];LEN([.D177])-1))" office:value-type="float" office:value="8">
            <text:p>8</text:p>
          </table:table-cell>
        </table:table-row>
        <table:table-row table:style-name="ro2">
          <table:table-cell office:value-type="float" office:value="8.55">
            <text:p>8.55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78];LEN([.D178])-1))" office:value-type="float" office:value="8">
            <text:p>8</text:p>
          </table:table-cell>
        </table:table-row>
        <table:table-row table:style-name="ro2">
          <table:table-cell office:value-type="float" office:value="8.57">
            <text:p>8.57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79];LEN([.D179])-1))" office:value-type="float" office:value="8">
            <text:p>8</text:p>
          </table:table-cell>
        </table:table-row>
        <table:table-row table:style-name="ro2">
          <table:table-cell office:value-type="float" office:value="8.6">
            <text:p>8.6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80];LEN([.D180])-1))" office:value-type="float" office:value="8">
            <text:p>8</text:p>
          </table:table-cell>
        </table:table-row>
        <table:table-row table:style-name="ro2">
          <table:table-cell office:value-type="float" office:value="8.55">
            <text:p>8.55</text:p>
          </table:table-cell>
          <table:table-cell office:value-type="float" office:value="129918">
            <text:p>12991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  <table:table-cell table:formula="of:=VALUE(RIGHT([.D181];LEN([.D181])-1))" office:value-type="float" office:value="8">
            <text:p>8</text:p>
          </table:table-cell>
        </table:table-row>
        <table:table-row table:style-name="ro2">
          <table:table-cell office:value-type="float" office:value="3.06">
            <text:p>3.06</text:p>
          </table:table-cell>
          <table:table-cell office:value-type="float" office:value="5598">
            <text:p>559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2];LEN([.D182])-1))" office:value-type="float" office:value="8">
            <text:p>8</text:p>
          </table:table-cell>
        </table:table-row>
        <table:table-row table:style-name="ro2"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3];LEN([.D183])-1))" office:value-type="float" office:value="8">
            <text:p>8</text:p>
          </table:table-cell>
        </table:table-row>
        <table:table-row table:style-name="ro2">
          <table:table-cell office:value-type="float" office:value="3.08">
            <text:p>3.08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4];LEN([.D184])-1))" office:value-type="float" office:value="8">
            <text:p>8</text:p>
          </table:table-cell>
        </table:table-row>
        <table:table-row table:style-name="ro2">
          <table:table-cell office:value-type="float" office:value="3.09">
            <text:p>3.09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5];LEN([.D185])-1))" office:value-type="float" office:value="8">
            <text:p>8</text:p>
          </table:table-cell>
        </table:table-row>
        <table:table-row table:style-name="ro2">
          <table:table-cell office:value-type="float" office:value="3.07">
            <text:p>3.07</text:p>
          </table:table-cell>
          <table:table-cell office:value-type="float" office:value="5600">
            <text:p>560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  <table:table-cell table:formula="of:=VALUE(RIGHT([.D186];LEN([.D186])-1))"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87];LEN([.D187])-1))" office:value-type="float" office:value="8">
            <text:p>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88];LEN([.D188])-1))"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89];LEN([.D189])-1))" office:value-type="float" office:value="8">
            <text:p>8</text:p>
          </table:table-cell>
        </table:table-row>
        <table:table-row table:style-name="ro2">
          <table:table-cell office:value-type="float" office:value="0.07">
            <text:p>0.07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90];LEN([.D190])-1))" office:value-type="float" office:value="8">
            <text:p>8</text:p>
          </table:table-cell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330">
            <text:p>330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  <table:table-cell table:formula="of:=VALUE(RIGHT([.D191];LEN([.D191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2];LEN([.D192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3];LEN([.D193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4];LEN([.D194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469">
            <text:p>469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5];LEN([.D195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468">
            <text:p>468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6];LEN([.D196])-1))" office:value-type="float" office:value="8">
            <text:p>8</text:p>
          </table:table-cell>
        </table:table-row>
        <table:table-row table:style-name="ro2">
          <table:table-cell office:value-type="float" office:value="0.17">
            <text:p>0.17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7];LEN([.D197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8];LEN([.D198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199];LEN([.D199])-1))" office:value-type="float" office:value="8">
            <text:p>8</text:p>
          </table:table-cell>
        </table:table-row>
        <table:table-row table:style-name="ro2">
          <table:table-cell office:value-type="float" office:value="0.16">
            <text:p>0.16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200];LEN([.D200])-1))" office:value-type="float" office:value="8">
            <text:p>8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  <table:table-cell table:formula="of:=VALUE(RIGHT([.D201];LEN([.D201])-1))" office:value-type="float" office:value="8">
            <text:p>8</text:p>
          </table:table-cell>
        </table:table-row>
        <table:table-row table:style-name="ro2">
          <table:table-cell office:value-type="float" office:value="15.32">
            <text:p>15.32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2];LEN([.D202])-1))" office:value-type="float" office:value="9">
            <text:p>9</text:p>
          </table:table-cell>
        </table:table-row>
        <table:table-row table:style-name="ro2">
          <table:table-cell office:value-type="float" office:value="11.74">
            <text:p>11.74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3];LEN([.D203])-1))" office:value-type="float" office:value="9">
            <text:p>9</text:p>
          </table:table-cell>
        </table:table-row>
        <table:table-row table:style-name="ro2">
          <table:table-cell office:value-type="float" office:value="11.88">
            <text:p>11.88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4];LEN([.D204])-1))" office:value-type="float" office:value="9">
            <text:p>9</text:p>
          </table:table-cell>
        </table:table-row>
        <table:table-row table:style-name="ro2">
          <table:table-cell office:value-type="float" office:value="11.9">
            <text:p>11.9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5];LEN([.D205])-1))" office:value-type="float" office:value="9">
            <text:p>9</text:p>
          </table:table-cell>
        </table:table-row>
        <table:table-row table:style-name="ro2">
          <table:table-cell office:value-type="float" office:value="12.03">
            <text:p>12.03</text:p>
          </table:table-cell>
          <table:table-cell office:value-type="float" office:value="245693">
            <text:p>24569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  <table:table-cell table:formula="of:=VALUE(RIGHT([.D206];LEN([.D206])-1))" office:value-type="float" office:value="9">
            <text:p>9</text:p>
          </table:table-cell>
        </table:table-row>
        <table:table-row table:style-name="ro2">
          <table:table-cell office:value-type="float" office:value="6.32">
            <text:p>6.32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07];LEN([.D207])-1))" office:value-type="float" office:value="9">
            <text:p>9</text:p>
          </table:table-cell>
        </table:table-row>
        <table:table-row table:style-name="ro2">
          <table:table-cell office:value-type="float" office:value="6.31">
            <text:p>6.31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08];LEN([.D208])-1))" office:value-type="float" office:value="9">
            <text:p>9</text:p>
          </table:table-cell>
        </table:table-row>
        <table:table-row table:style-name="ro2">
          <table:table-cell office:value-type="float" office:value="6.28">
            <text:p>6.28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09];LEN([.D209])-1))" office:value-type="float" office:value="9">
            <text:p>9</text:p>
          </table:table-cell>
        </table:table-row>
        <table:table-row table:style-name="ro2">
          <table:table-cell office:value-type="float" office:value="6.42">
            <text:p>6.42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10];LEN([.D210])-1))" office:value-type="float" office:value="9">
            <text:p>9</text:p>
          </table:table-cell>
        </table:table-row>
        <table:table-row table:style-name="ro2">
          <table:table-cell office:value-type="float" office:value="6.34">
            <text:p>6.34</text:p>
          </table:table-cell>
          <table:table-cell office:value-type="float" office:value="6719">
            <text:p>671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  <table:table-cell table:formula="of:=VALUE(RIGHT([.D211];LEN([.D211])-1))" office:value-type="float" office:value="9">
            <text:p>9</text:p>
          </table:table-cell>
        </table:table-row>
        <table:table-row table:style-name="ro2">
          <table:table-cell office:value-type="float" office:value="0.13">
            <text:p>0.13</text:p>
          </table:table-cell>
          <table:table-cell office:value-type="float" office:value="373">
            <text:p>37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2];LEN([.D212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3];LEN([.D213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4">
            <text:p>374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4];LEN([.D214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3">
            <text:p>373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5];LEN([.D215])-1))" office:value-type="float" office:value="9">
            <text:p>9</text:p>
          </table:table-cell>
        </table:table-row>
        <table:table-row table:style-name="ro2">
          <table:table-cell office:value-type="float" office:value="0.12">
            <text:p>0.12</text:p>
          </table:table-cell>
          <table:table-cell office:value-type="float" office:value="374">
            <text:p>374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  <table:table-cell table:formula="of:=VALUE(RIGHT([.D216];LEN([.D216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17];LEN([.D217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18];LEN([.D218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19];LEN([.D219])-1))" office:value-type="float" office:value="9">
            <text:p>9</text:p>
          </table:table-cell>
        </table:table-row>
        <table:table-row table:style-name="ro2">
          <table:table-cell office:value-type="float" office:value="0.29">
            <text:p>0.29</text:p>
          </table:table-cell>
          <table:table-cell office:value-type="float" office:value="1569">
            <text:p>1569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0];LEN([.D220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570">
            <text:p>1570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1];LEN([.D221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2];LEN([.D222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3];LEN([.D223])-1))" office:value-type="float" office:value="9">
            <text:p>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4];LEN([.D224])-1))" office:value-type="float" office:value="9">
            <text:p>9</text:p>
          </table:table-cell>
        </table:table-row>
        <table:table-row table:style-name="ro2">
          <table:table-cell office:value-type="float" office:value="0.29">
            <text:p>0.29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5];LEN([.D225])-1))" office:value-type="float" office:value="9">
            <text:p>9</text:p>
          </table:table-cell>
        </table:table-row>
        <table:table-row table:style-name="ro2">
          <table:table-cell office:value-type="float" office:value="0.31">
            <text:p>0.31</text:p>
          </table:table-cell>
          <table:table-cell office:value-type="float" office:value="2485">
            <text:p>2485</text:p>
          </table:table-cell>
          <table:table-cell office:value-type="string">
            <text:p>1-Level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  <table:table-cell table:formula="of:=VALUE(RIGHT([.D226];LEN([.D226])-1))" office:value-type="float" office:value="9">
            <text:p>9</text:p>
          </table:table-cell>
        </table:table-row>
        <table:table-row table:style-name="ro2">
          <table:table-cell office:value-type="float" office:value="20.26">
            <text:p>20.26</text:p>
          </table:table-cell>
          <table:table-cell office:value-type="float" office:value="242958">
            <text:p>242958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27];LEN([.D227])-1))" office:value-type="float" office:value="10">
            <text:p>10</text:p>
          </table:table-cell>
        </table:table-row>
        <table:table-row table:style-name="ro2">
          <table:table-cell office:value-type="float" office:value="18.69">
            <text:p>18.69</text:p>
          </table:table-cell>
          <table:table-cell office:value-type="float" office:value="242959">
            <text:p>24295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28];LEN([.D228])-1))" office:value-type="float" office:value="10">
            <text:p>10</text:p>
          </table:table-cell>
        </table:table-row>
        <table:table-row table:style-name="ro2">
          <table:table-cell office:value-type="float" office:value="19.33">
            <text:p>19.33</text:p>
          </table:table-cell>
          <table:table-cell office:value-type="float" office:value="242958">
            <text:p>242958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29];LEN([.D229])-1))" office:value-type="float" office:value="10">
            <text:p>10</text:p>
          </table:table-cell>
        </table:table-row>
        <table:table-row table:style-name="ro2">
          <table:table-cell office:value-type="float" office:value="19.36">
            <text:p>19.36</text:p>
          </table:table-cell>
          <table:table-cell office:value-type="float" office:value="242958">
            <text:p>242958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30];LEN([.D230])-1))" office:value-type="float" office:value="10">
            <text:p>10</text:p>
          </table:table-cell>
        </table:table-row>
        <table:table-row table:style-name="ro2">
          <table:table-cell office:value-type="float" office:value="19.39">
            <text:p>19.39</text:p>
          </table:table-cell>
          <table:table-cell office:value-type="float" office:value="242957">
            <text:p>242957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  <table:table-cell table:formula="of:=VALUE(RIGHT([.D231];LEN([.D231])-1))" office:value-type="float" office:value="10">
            <text:p>10</text:p>
          </table:table-cell>
        </table:table-row>
        <table:table-row table:style-name="ro2">
          <table:table-cell office:value-type="float" office:value="13.41">
            <text:p>13.41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2];LEN([.D232])-1))" office:value-type="float" office:value="10">
            <text:p>10</text:p>
          </table:table-cell>
        </table:table-row>
        <table:table-row table:style-name="ro2">
          <table:table-cell office:value-type="float" office:value="13.77">
            <text:p>13.77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3];LEN([.D233])-1))" office:value-type="float" office:value="10">
            <text:p>10</text:p>
          </table:table-cell>
        </table:table-row>
        <table:table-row table:style-name="ro2">
          <table:table-cell office:value-type="float" office:value="13.91">
            <text:p>13.91</text:p>
          </table:table-cell>
          <table:table-cell office:value-type="float" office:value="4773">
            <text:p>4773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4];LEN([.D234])-1))" office:value-type="float" office:value="10">
            <text:p>10</text:p>
          </table:table-cell>
        </table:table-row>
        <table:table-row table:style-name="ro2">
          <table:table-cell office:value-type="float" office:value="13.6">
            <text:p>13.6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5];LEN([.D235])-1))" office:value-type="float" office:value="10">
            <text:p>10</text:p>
          </table:table-cell>
        </table:table-row>
        <table:table-row table:style-name="ro2">
          <table:table-cell office:value-type="float" office:value="13.85">
            <text:p>13.85</text:p>
          </table:table-cell>
          <table:table-cell office:value-type="float" office:value="4769">
            <text:p>476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  <table:table-cell table:formula="of:=VALUE(RIGHT([.D236];LEN([.D236])-1))"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556">
            <text:p>556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37];LEN([.D237])-1))"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555">
            <text:p>55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38];LEN([.D238])-1))"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555">
            <text:p>55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39];LEN([.D239])-1))" office:value-type="float" office:value="10">
            <text:p>10</text:p>
          </table:table-cell>
        </table:table-row>
        <table:table-row table:style-name="ro2">
          <table:table-cell office:value-type="float" office:value="0.24">
            <text:p>0.24</text:p>
          </table:table-cell>
          <table:table-cell office:value-type="float" office:value="556">
            <text:p>556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40];LEN([.D240])-1))" office:value-type="float" office:value="10">
            <text:p>10</text:p>
          </table:table-cell>
        </table:table-row>
        <table:table-row table:style-name="ro2">
          <table:table-cell office:value-type="float" office:value="0.23">
            <text:p>0.23</text:p>
          </table:table-cell>
          <table:table-cell office:value-type="float" office:value="556">
            <text:p>556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  <table:table-cell table:formula="of:=VALUE(RIGHT([.D241];LEN([.D241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2];LEN([.D242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3];LEN([.D243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4];LEN([.D244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5];LEN([.D245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6];LEN([.D246])-1))" office:value-type="float" office:value="10">
            <text:p>10</text:p>
          </table:table-cell>
        </table:table-row>
        <table:table-row table:style-name="ro2">
          <table:table-cell office:value-type="float" office:value="0.61">
            <text:p>0.61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7];LEN([.D247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8];LEN([.D248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49];LEN([.D249])-1))" office:value-type="float" office:value="10">
            <text:p>10</text:p>
          </table:table-cell>
        </table:table-row>
        <table:table-row table:style-name="ro2">
          <table:table-cell office:value-type="float" office:value="0.59">
            <text:p>0.59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50];LEN([.D250])-1))" office:value-type="float" office:value="10">
            <text:p>1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  <table:table-cell table:formula="of:=VALUE(RIGHT([.D251];LEN([.D251])-1))" office:value-type="float" office:value="10">
            <text:p>10</text:p>
          </table:table-cell>
        </table:table-row>
        <table:table-row table:style-name="ro2">
          <table:table-cell office:value-type="float" office:value="38.03">
            <text:p>38.03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2];LEN([.D252])-1))" office:value-type="float" office:value="11">
            <text:p>11</text:p>
          </table:table-cell>
        </table:table-row>
        <table:table-row table:style-name="ro2">
          <table:table-cell office:value-type="float" office:value="33.68">
            <text:p>33.68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3];LEN([.D253])-1))" office:value-type="float" office:value="11">
            <text:p>11</text:p>
          </table:table-cell>
        </table:table-row>
        <table:table-row table:style-name="ro2">
          <table:table-cell office:value-type="float" office:value="34.61">
            <text:p>34.61</text:p>
          </table:table-cell>
          <table:table-cell office:value-type="float" office:value="243493">
            <text:p>243493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4];LEN([.D254])-1))" office:value-type="float" office:value="11">
            <text:p>11</text:p>
          </table:table-cell>
        </table:table-row>
        <table:table-row table:style-name="ro2">
          <table:table-cell office:value-type="float" office:value="35.38">
            <text:p>35.38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5];LEN([.D255])-1))" office:value-type="float" office:value="11">
            <text:p>11</text:p>
          </table:table-cell>
        </table:table-row>
        <table:table-row table:style-name="ro2">
          <table:table-cell office:value-type="float" office:value="35.65">
            <text:p>35.65</text:p>
          </table:table-cell>
          <table:table-cell office:value-type="float" office:value="243492">
            <text:p>243492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  <table:table-cell table:formula="of:=VALUE(RIGHT([.D256];LEN([.D256])-1))" office:value-type="float" office:value="11">
            <text:p>11</text:p>
          </table:table-cell>
        </table:table-row>
        <table:table-row table:style-name="ro2">
          <table:table-cell office:value-type="float" office:value="29.06">
            <text:p>29.06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57];LEN([.D257])-1))" office:value-type="float" office:value="11">
            <text:p>11</text:p>
          </table:table-cell>
        </table:table-row>
        <table:table-row table:style-name="ro2">
          <table:table-cell office:value-type="float" office:value="29.02">
            <text:p>29.02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58];LEN([.D258])-1))" office:value-type="float" office:value="11">
            <text:p>11</text:p>
          </table:table-cell>
        </table:table-row>
        <table:table-row table:style-name="ro2">
          <table:table-cell office:value-type="float" office:value="29.78">
            <text:p>29.78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59];LEN([.D259])-1))" office:value-type="float" office:value="11">
            <text:p>11</text:p>
          </table:table-cell>
        </table:table-row>
        <table:table-row table:style-name="ro2">
          <table:table-cell office:value-type="float" office:value="29.96">
            <text:p>29.96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60];LEN([.D260])-1))" office:value-type="float" office:value="11">
            <text:p>11</text:p>
          </table:table-cell>
        </table:table-row>
        <table:table-row table:style-name="ro2">
          <table:table-cell office:value-type="float" office:value="29.85">
            <text:p>29.85</text:p>
          </table:table-cell>
          <table:table-cell office:value-type="float" office:value="5070">
            <text:p>507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  <table:table-cell table:formula="of:=VALUE(RIGHT([.D261];LEN([.D261])-1))" office:value-type="float" office:value="11">
            <text:p>11</text:p>
          </table:table-cell>
        </table:table-row>
        <table:table-row table:style-name="ro2">
          <table:table-cell office:value-type="float" office:value="0.48">
            <text:p>0.48</text:p>
          </table:table-cell>
          <table:table-cell office:value-type="float" office:value="689">
            <text:p>68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2];LEN([.D262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90">
            <text:p>69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3];LEN([.D263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89">
            <text:p>68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4];LEN([.D264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89">
            <text:p>68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5];LEN([.D265])-1))" office:value-type="float" office:value="11">
            <text:p>11</text:p>
          </table:table-cell>
        </table:table-row>
        <table:table-row table:style-name="ro2">
          <table:table-cell office:value-type="float" office:value="0.47">
            <text:p>0.47</text:p>
          </table:table-cell>
          <table:table-cell office:value-type="float" office:value="690">
            <text:p>69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  <table:table-cell table:formula="of:=VALUE(RIGHT([.D266];LEN([.D266])-1))" office:value-type="float" office:value="11">
            <text:p>1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67];LEN([.D267])-1))" office:value-type="float" office:value="11">
            <text:p>1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595">
            <text:p>595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68];LEN([.D268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96">
            <text:p>596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69];LEN([.D269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96">
            <text:p>596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0];LEN([.D270])-1))" office:value-type="float" office:value="11">
            <text:p>11</text:p>
          </table:table-cell>
        </table:table-row>
        <table:table-row table:style-name="ro2">
          <table:table-cell office:value-type="float" office:value="1.18">
            <text:p>1.18</text:p>
          </table:table-cell>
          <table:table-cell office:value-type="float" office:value="596">
            <text:p>596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1];LEN([.D271])-1))" office:value-type="float" office:value="11">
            <text:p>11</text:p>
          </table:table-cell>
        </table:table-row>
        <table:table-row table:style-name="ro2">
          <table:table-cell office:value-type="float" office:value="1.21">
            <text:p>1.21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2];LEN([.D272])-1))" office:value-type="float" office:value="11">
            <text:p>11</text:p>
          </table:table-cell>
        </table:table-row>
        <table:table-row table:style-name="ro2">
          <table:table-cell office:value-type="float" office:value="1.17">
            <text:p>1.17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3];LEN([.D273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4];LEN([.D274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5];LEN([.D275])-1))" office:value-type="float" office:value="11">
            <text:p>11</text:p>
          </table:table-cell>
        </table:table-row>
        <table:table-row table:style-name="ro2">
          <table:table-cell office:value-type="float" office:value="1.19">
            <text:p>1.1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  <table:table-cell table:formula="of:=VALUE(RIGHT([.D276];LEN([.D276])-1))" office:value-type="float" office:value="11">
            <text:p>11</text:p>
          </table:table-cell>
        </table:table-row>
        <table:table-row table:style-name="ro2">
          <table:table-cell office:value-type="float" office:value="74.1">
            <text:p>74.1</text:p>
          </table:table-cell>
          <table:table-cell office:value-type="float" office:value="815601">
            <text:p>815601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77];LEN([.D277])-1))" office:value-type="float" office:value="12">
            <text:p>12</text:p>
          </table:table-cell>
        </table:table-row>
        <table:table-row table:style-name="ro2">
          <table:table-cell office:value-type="float" office:value="66.15">
            <text:p>66.15</text:p>
          </table:table-cell>
          <table:table-cell office:value-type="float" office:value="815599">
            <text:p>81559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78];LEN([.D278])-1))" office:value-type="float" office:value="12">
            <text:p>12</text:p>
          </table:table-cell>
        </table:table-row>
        <table:table-row table:style-name="ro2">
          <table:table-cell office:value-type="float" office:value="69.38">
            <text:p>69.38</text:p>
          </table:table-cell>
          <table:table-cell office:value-type="float" office:value="815596">
            <text:p>815596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79];LEN([.D279])-1))" office:value-type="float" office:value="12">
            <text:p>12</text:p>
          </table:table-cell>
        </table:table-row>
        <table:table-row table:style-name="ro2">
          <table:table-cell office:value-type="float" office:value="70.39">
            <text:p>70.39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80];LEN([.D280])-1))" office:value-type="float" office:value="12">
            <text:p>12</text:p>
          </table:table-cell>
        </table:table-row>
        <table:table-row table:style-name="ro2">
          <table:table-cell office:value-type="float" office:value="71.44">
            <text:p>71.44</text:p>
          </table:table-cell>
          <table:table-cell office:value-type="float" office:value="815599">
            <text:p>81559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  <table:table-cell table:formula="of:=VALUE(RIGHT([.D281];LEN([.D281])-1))" office:value-type="float" office:value="12">
            <text:p>12</text:p>
          </table:table-cell>
        </table:table-row>
        <table:table-row table:style-name="ro2">
          <table:table-cell office:value-type="float" office:value="62.15">
            <text:p>62.15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2];LEN([.D282])-1))" office:value-type="float" office:value="12">
            <text:p>12</text:p>
          </table:table-cell>
        </table:table-row>
        <table:table-row table:style-name="ro2">
          <table:table-cell office:value-type="float" office:value="63.65">
            <text:p>63.65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3];LEN([.D283])-1))" office:value-type="float" office:value="12">
            <text:p>12</text:p>
          </table:table-cell>
        </table:table-row>
        <table:table-row table:style-name="ro2">
          <table:table-cell office:value-type="float" office:value="63.99">
            <text:p>63.9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4];LEN([.D284])-1))" office:value-type="float" office:value="12">
            <text:p>12</text:p>
          </table:table-cell>
        </table:table-row>
        <table:table-row table:style-name="ro2">
          <table:table-cell office:value-type="float" office:value="64.83">
            <text:p>64.83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5];LEN([.D285])-1))" office:value-type="float" office:value="12">
            <text:p>12</text:p>
          </table:table-cell>
        </table:table-row>
        <table:table-row table:style-name="ro2">
          <table:table-cell office:value-type="float" office:value="67.87">
            <text:p>67.87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  <table:table-cell table:formula="of:=VALUE(RIGHT([.D286];LEN([.D286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4">
            <text:p>86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87];LEN([.D287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5">
            <text:p>86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88];LEN([.D288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5">
            <text:p>86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89];LEN([.D289])-1))" office:value-type="float" office:value="12">
            <text:p>12</text:p>
          </table:table-cell>
        </table:table-row>
        <table:table-row table:style-name="ro2">
          <table:table-cell office:value-type="float" office:value="0.98">
            <text:p>0.98</text:p>
          </table:table-cell>
          <table:table-cell office:value-type="float" office:value="865">
            <text:p>86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90];LEN([.D290])-1))" office:value-type="float" office:value="12">
            <text:p>12</text:p>
          </table:table-cell>
        </table:table-row>
        <table:table-row table:style-name="ro2">
          <table:table-cell office:value-type="float" office:value="0.97">
            <text:p>0.97</text:p>
          </table:table-cell>
          <table:table-cell office:value-type="float" office:value="862">
            <text:p>862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  <table:table-cell table:formula="of:=VALUE(RIGHT([.D291];LEN([.D291])-1))" office:value-type="float" office:value="12">
            <text:p>12</text:p>
          </table:table-cell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5394">
            <text:p>539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2];LEN([.D292])-1))" office:value-type="float" office:value="12">
            <text:p>12</text:p>
          </table:table-cell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5394">
            <text:p>539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3];LEN([.D293])-1))" office:value-type="float" office:value="12">
            <text:p>12</text:p>
          </table:table-cell>
        </table:table-row>
        <table:table-row table:style-name="ro2">
          <table:table-cell office:value-type="float" office:value="2.45">
            <text:p>2.45</text:p>
          </table:table-cell>
          <table:table-cell office:value-type="float" office:value="5394">
            <text:p>5394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4];LEN([.D294])-1))" office:value-type="float" office:value="12">
            <text:p>12</text:p>
          </table:table-cell>
        </table:table-row>
        <table:table-row table:style-name="ro2">
          <table:table-cell office:value-type="float" office:value="2.41">
            <text:p>2.41</text:p>
          </table:table-cell>
          <table:table-cell office:value-type="float" office:value="5395">
            <text:p>539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5];LEN([.D295])-1))" office:value-type="float" office:value="12">
            <text:p>12</text:p>
          </table:table-cell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5395">
            <text:p>5395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6];LEN([.D296])-1))" office:value-type="float" office:value="12">
            <text:p>12</text:p>
          </table:table-cell>
        </table:table-row>
        <table:table-row table:style-name="ro2">
          <table:table-cell office:value-type="float" office:value="2.43">
            <text:p>2.43</text:p>
          </table:table-cell>
          <table:table-cell office:value-type="float" office:value="578">
            <text:p>578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7];LEN([.D297])-1))" office:value-type="float" office:value="12">
            <text:p>12</text:p>
          </table:table-cell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8];LEN([.D298])-1))" office:value-type="float" office:value="12">
            <text:p>12</text:p>
          </table:table-cell>
        </table:table-row>
        <table:table-row table:style-name="ro2">
          <table:table-cell office:value-type="float" office:value="2.41">
            <text:p>2.41</text:p>
          </table:table-cell>
          <table:table-cell office:value-type="float" office:value="578">
            <text:p>578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299];LEN([.D299])-1))" office:value-type="float" office:value="12">
            <text:p>12</text:p>
          </table:table-cell>
        </table:table-row>
        <table:table-row table:style-name="ro2">
          <table:table-cell office:value-type="float" office:value="2.44">
            <text:p>2.44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300];LEN([.D300])-1))" office:value-type="float" office:value="12">
            <text:p>12</text:p>
          </table:table-cell>
        </table:table-row>
        <table:table-row table:style-name="ro2">
          <table:table-cell office:value-type="float" office:value="2.42">
            <text:p>2.42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  <table:table-cell table:formula="of:=VALUE(RIGHT([.D301];LEN([.D301])-1))" office:value-type="float" office:value="12">
            <text:p>12</text:p>
          </table:table-cell>
        </table:table-row>
        <table:table-row table:style-name="ro2">
          <table:table-cell office:value-type="float" office:value="166.8">
            <text:p>166.8</text:p>
          </table:table-cell>
          <table:table-cell office:value-type="float" office:value="815600">
            <text:p>81560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2];LEN([.D302])-1))" office:value-type="float" office:value="13">
            <text:p>13</text:p>
          </table:table-cell>
        </table:table-row>
        <table:table-row table:style-name="ro2">
          <table:table-cell office:value-type="float" office:value="139.41">
            <text:p>139.41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3];LEN([.D303])-1))" office:value-type="float" office:value="13">
            <text:p>13</text:p>
          </table:table-cell>
        </table:table-row>
        <table:table-row table:style-name="ro2">
          <table:table-cell office:value-type="float" office:value="147.59">
            <text:p>147.59</text:p>
          </table:table-cell>
          <table:table-cell office:value-type="float" office:value="815600">
            <text:p>81560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4];LEN([.D304])-1))" office:value-type="float" office:value="13">
            <text:p>13</text:p>
          </table:table-cell>
        </table:table-row>
        <table:table-row table:style-name="ro2">
          <table:table-cell office:value-type="float" office:value="142.3">
            <text:p>142.3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5];LEN([.D305])-1))" office:value-type="float" office:value="13">
            <text:p>13</text:p>
          </table:table-cell>
        </table:table-row>
        <table:table-row table:style-name="ro2">
          <table:table-cell office:value-type="float" office:value="149.41">
            <text:p>149.41</text:p>
          </table:table-cell>
          <table:table-cell office:value-type="float" office:value="815602">
            <text:p>815602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  <table:table-cell table:formula="of:=VALUE(RIGHT([.D306];LEN([.D306])-1))" office:value-type="float" office:value="13">
            <text:p>13</text:p>
          </table:table-cell>
        </table:table-row>
        <table:table-row table:style-name="ro2">
          <table:table-cell office:value-type="float" office:value="142.9">
            <text:p>142.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7];LEN([.D307])-1))" office:value-type="float" office:value="13">
            <text:p>13</text:p>
          </table:table-cell>
        </table:table-row>
        <table:table-row table:style-name="ro2">
          <table:table-cell office:value-type="float" office:value="145.09">
            <text:p>145.09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8];LEN([.D308])-1))" office:value-type="float" office:value="13">
            <text:p>13</text:p>
          </table:table-cell>
        </table:table-row>
        <table:table-row table:style-name="ro2">
          <table:table-cell office:value-type="float" office:value="142.71">
            <text:p>142.71</text:p>
          </table:table-cell>
          <table:table-cell office:value-type="float" office:value="4766">
            <text:p>476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09];LEN([.D309])-1))" office:value-type="float" office:value="13">
            <text:p>13</text:p>
          </table:table-cell>
        </table:table-row>
        <table:table-row table:style-name="ro2">
          <table:table-cell office:value-type="float" office:value="146.2">
            <text:p>146.2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10];LEN([.D310])-1))" office:value-type="float" office:value="13">
            <text:p>13</text:p>
          </table:table-cell>
        </table:table-row>
        <table:table-row table:style-name="ro2">
          <table:table-cell office:value-type="float" office:value="142.81">
            <text:p>142.81</text:p>
          </table:table-cell>
          <table:table-cell office:value-type="float" office:value="4767">
            <text:p>4767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  <table:table-cell table:formula="of:=VALUE(RIGHT([.D311];LEN([.D311])-1))" office:value-type="float" office:value="13">
            <text:p>13</text:p>
          </table:table-cell>
        </table:table-row>
        <table:table-row table:style-name="ro2">
          <table:table-cell office:value-type="float" office:value="2.02">
            <text:p>2.02</text:p>
          </table:table-cell>
          <table:table-cell office:value-type="float" office:value="1281">
            <text:p>12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2];LEN([.D312])-1))" office:value-type="float" office:value="13">
            <text:p>13</text:p>
          </table:table-cell>
        </table:table-row>
        <table:table-row table:style-name="ro2">
          <table:table-cell office:value-type="float" office:value="2.02">
            <text:p>2.02</text:p>
          </table:table-cell>
          <table:table-cell office:value-type="float" office:value="1281">
            <text:p>12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3];LEN([.D313])-1))" office:value-type="float" office:value="13">
            <text:p>13</text:p>
          </table:table-cell>
        </table:table-row>
        <table:table-row table:style-name="ro2">
          <table:table-cell office:value-type="float" office:value="2.01">
            <text:p>2.01</text:p>
          </table:table-cell>
          <table:table-cell office:value-type="float" office:value="1279">
            <text:p>1279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4];LEN([.D314])-1))" office:value-type="float" office:value="13">
            <text:p>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0">
            <text:p>12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5];LEN([.D315])-1))" office:value-type="float" office:value="13">
            <text:p>13</text:p>
          </table:table-cell>
        </table:table-row>
        <table:table-row table:style-name="ro2">
          <table:table-cell office:value-type="float" office:value="2.01">
            <text:p>2.01</text:p>
          </table:table-cell>
          <table:table-cell office:value-type="float" office:value="1280">
            <text:p>12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  <table:table-cell table:formula="of:=VALUE(RIGHT([.D316];LEN([.D316])-1))" office:value-type="float" office:value="13">
            <text:p>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7];LEN([.D317])-1))" office:value-type="float" office:value="13">
            <text:p>13</text:p>
          </table:table-cell>
        </table:table-row>
        <table:table-row table:style-name="ro2">
          <table:table-cell office:value-type="float" office:value="4.97">
            <text:p>4.97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8];LEN([.D318])-1))" office:value-type="float" office:value="13">
            <text:p>13</text:p>
          </table:table-cell>
        </table:table-row>
        <table:table-row table:style-name="ro2">
          <table:table-cell office:value-type="float" office:value="5.01">
            <text:p>5.01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19];LEN([.D319])-1))" office:value-type="float" office:value="13">
            <text:p>13</text:p>
          </table:table-cell>
        </table:table-row>
        <table:table-row table:style-name="ro2">
          <table:table-cell office:value-type="float" office:value="4.97">
            <text:p>4.97</text:p>
          </table:table-cell>
          <table:table-cell office:value-type="float" office:value="5395">
            <text:p>5395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0];LEN([.D320])-1))" office:value-type="float" office:value="13">
            <text:p>13</text:p>
          </table:table-cell>
        </table:table-row>
        <table:table-row table:style-name="ro2">
          <table:table-cell office:value-type="float" office:value="4.99">
            <text:p>4.99</text:p>
          </table:table-cell>
          <table:table-cell office:value-type="float" office:value="5396">
            <text:p>5396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1];LEN([.D321])-1))" office:value-type="float" office:value="13">
            <text:p>13</text:p>
          </table:table-cell>
        </table:table-row>
        <table:table-row table:style-name="ro2">
          <table:table-cell office:value-type="float" office:value="4.93">
            <text:p>4.93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2];LEN([.D322])-1))" office:value-type="float" office:value="13">
            <text:p>13</text:p>
          </table:table-cell>
        </table:table-row>
        <table:table-row table:style-name="ro2">
          <table:table-cell office:value-type="float" office:value="4.93">
            <text:p>4.93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3];LEN([.D323])-1))" office:value-type="float" office:value="13">
            <text:p>13</text:p>
          </table:table-cell>
        </table:table-row>
        <table:table-row table:style-name="ro2">
          <table:table-cell office:value-type="float" office:value="4.95">
            <text:p>4.95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4];LEN([.D324])-1))" office:value-type="float" office:value="13">
            <text:p>13</text:p>
          </table:table-cell>
        </table:table-row>
        <table:table-row table:style-name="ro2">
          <table:table-cell office:value-type="float" office:value="4.99">
            <text:p>4.99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5];LEN([.D325])-1))" office:value-type="float" office:value="13">
            <text:p>13</text:p>
          </table:table-cell>
        </table:table-row>
        <table:table-row table:style-name="ro2">
          <table:table-cell office:value-type="float" office:value="4.96">
            <text:p>4.96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  <table:table-cell table:formula="of:=VALUE(RIGHT([.D326];LEN([.D326])-1))" office:value-type="float" office:value="13">
            <text:p>13</text:p>
          </table:table-cell>
        </table:table-row>
        <table:table-row table:style-name="ro2">
          <table:table-cell office:value-type="float" office:value="417.64">
            <text:p>417.64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7];LEN([.D327])-1))" office:value-type="float" office:value="14">
            <text:p>14</text:p>
          </table:table-cell>
        </table:table-row>
        <table:table-row table:style-name="ro2">
          <table:table-cell office:value-type="float" office:value="453.01">
            <text:p>453.01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8];LEN([.D328])-1))" office:value-type="float" office:value="14">
            <text:p>14</text:p>
          </table:table-cell>
        </table:table-row>
        <table:table-row table:style-name="ro2">
          <table:table-cell office:value-type="float" office:value="417.21">
            <text:p>417.21</text:p>
          </table:table-cell>
          <table:table-cell office:value-type="float" office:value="795650">
            <text:p>79565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29];LEN([.D329])-1))" office:value-type="float" office:value="14">
            <text:p>14</text:p>
          </table:table-cell>
        </table:table-row>
        <table:table-row table:style-name="ro2">
          <table:table-cell office:value-type="float" office:value="454.98">
            <text:p>454.98</text:p>
          </table:table-cell>
          <table:table-cell office:value-type="float" office:value="795653">
            <text:p>795653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30];LEN([.D330])-1))" office:value-type="float" office:value="14">
            <text:p>14</text:p>
          </table:table-cell>
        </table:table-row>
        <table:table-row table:style-name="ro2">
          <table:table-cell office:value-type="float" office:value="452.35">
            <text:p>452.35</text:p>
          </table:table-cell>
          <table:table-cell office:value-type="float" office:value="795652">
            <text:p>795652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  <table:table-cell table:formula="of:=VALUE(RIGHT([.D331];LEN([.D331])-1))" office:value-type="float" office:value="14">
            <text:p>14</text:p>
          </table:table-cell>
        </table:table-row>
        <table:table-row table:style-name="ro2">
          <table:table-cell office:value-type="float" office:value="391.33">
            <text:p>391.33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2];LEN([.D332])-1))" office:value-type="float" office:value="14">
            <text:p>14</text:p>
          </table:table-cell>
        </table:table-row>
        <table:table-row table:style-name="ro2">
          <table:table-cell office:value-type="float" office:value="437.74">
            <text:p>437.74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3];LEN([.D333])-1))" office:value-type="float" office:value="14">
            <text:p>14</text:p>
          </table:table-cell>
        </table:table-row>
        <table:table-row table:style-name="ro2">
          <table:table-cell office:value-type="float" office:value="414.78">
            <text:p>414.78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4];LEN([.D334])-1))" office:value-type="float" office:value="14">
            <text:p>14</text:p>
          </table:table-cell>
        </table:table-row>
        <table:table-row table:style-name="ro2">
          <table:table-cell office:value-type="float" office:value="425.53">
            <text:p>425.53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5];LEN([.D335])-1))" office:value-type="float" office:value="14">
            <text:p>14</text:p>
          </table:table-cell>
        </table:table-row>
        <table:table-row table:style-name="ro2">
          <table:table-cell office:value-type="float" office:value="469.64">
            <text:p>469.64</text:p>
          </table:table-cell>
          <table:table-cell office:value-type="float" office:value="6639">
            <text:p>663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  <table:table-cell table:formula="of:=VALUE(RIGHT([.D336];LEN([.D336])-1))" office:value-type="float" office:value="14">
            <text:p>14</text:p>
          </table:table-cell>
        </table:table-row>
        <table:table-row table:style-name="ro2">
          <table:table-cell office:value-type="float" office:value="48.7">
            <text:p>48.7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7];LEN([.D337])-1))" office:value-type="float" office:value="14">
            <text:p>14</text:p>
          </table:table-cell>
        </table:table-row>
        <table:table-row table:style-name="ro2">
          <table:table-cell office:value-type="float" office:value="45.38">
            <text:p>45.38</text:p>
          </table:table-cell>
          <table:table-cell office:value-type="float" office:value="1368">
            <text:p>136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8];LEN([.D338])-1))" office:value-type="float" office:value="14">
            <text:p>14</text:p>
          </table:table-cell>
        </table:table-row>
        <table:table-row table:style-name="ro2">
          <table:table-cell office:value-type="float" office:value="48.03">
            <text:p>48.03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39];LEN([.D339])-1))" office:value-type="float" office:value="14">
            <text:p>14</text:p>
          </table:table-cell>
        </table:table-row>
        <table:table-row table:style-name="ro2">
          <table:table-cell office:value-type="float" office:value="47.22">
            <text:p>47.22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40];LEN([.D340])-1))" office:value-type="float" office:value="14">
            <text:p>14</text:p>
          </table:table-cell>
        </table:table-row>
        <table:table-row table:style-name="ro2">
          <table:table-cell office:value-type="float" office:value="49.12">
            <text:p>49.12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  <table:table-cell table:formula="of:=VALUE(RIGHT([.D341];LEN([.D341])-1))" office:value-type="float" office:value="14">
            <text:p>14</text:p>
          </table:table-cell>
        </table:table-row>
        <table:table-row table:style-name="ro2">
          <table:table-cell office:value-type="float" office:value="55.12">
            <text:p>55.12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2];LEN([.D342])-1))" office:value-type="float" office:value="14">
            <text:p>14</text:p>
          </table:table-cell>
        </table:table-row>
        <table:table-row table:style-name="ro2">
          <table:table-cell office:value-type="float" office:value="52.08">
            <text:p>52.08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3];LEN([.D343])-1))" office:value-type="float" office:value="14">
            <text:p>14</text:p>
          </table:table-cell>
        </table:table-row>
        <table:table-row table:style-name="ro2">
          <table:table-cell office:value-type="float" office:value="51.4">
            <text:p>51.4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4];LEN([.D344])-1))" office:value-type="float" office:value="14">
            <text:p>14</text:p>
          </table:table-cell>
        </table:table-row>
        <table:table-row table:style-name="ro2">
          <table:table-cell office:value-type="float" office:value="51.98">
            <text:p>51.98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5];LEN([.D345])-1))" office:value-type="float" office:value="14">
            <text:p>14</text:p>
          </table:table-cell>
        </table:table-row>
        <table:table-row table:style-name="ro2">
          <table:table-cell office:value-type="float" office:value="50.94">
            <text:p>50.94</text:p>
          </table:table-cell>
          <table:table-cell office:value-type="float" office:value="648">
            <text:p>648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6];LEN([.D346])-1))" office:value-type="float" office:value="14">
            <text:p>14</text:p>
          </table:table-cell>
        </table:table-row>
        <table:table-row table:style-name="ro2">
          <table:table-cell office:value-type="float" office:value="51.97">
            <text:p>51.97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7];LEN([.D347])-1))" office:value-type="float" office:value="14">
            <text:p>14</text:p>
          </table:table-cell>
        </table:table-row>
        <table:table-row table:style-name="ro2">
          <table:table-cell office:value-type="float" office:value="52.98">
            <text:p>52.98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8];LEN([.D348])-1))" office:value-type="float" office:value="14">
            <text:p>14</text:p>
          </table:table-cell>
        </table:table-row>
        <table:table-row table:style-name="ro2">
          <table:table-cell office:value-type="float" office:value="50.68">
            <text:p>50.68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49];LEN([.D349])-1))" office:value-type="float" office:value="14">
            <text:p>14</text:p>
          </table:table-cell>
        </table:table-row>
        <table:table-row table:style-name="ro2">
          <table:table-cell office:value-type="float" office:value="50.52">
            <text:p>50.52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50];LEN([.D350])-1))" office:value-type="float" office:value="14">
            <text:p>14</text:p>
          </table:table-cell>
        </table:table-row>
        <table:table-row table:style-name="ro2">
          <table:table-cell office:value-type="float" office:value="51.16">
            <text:p>51.16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  <table:table-cell table:formula="of:=VALUE(RIGHT([.D351];LEN([.D351])-1))" office:value-type="float" office:value="14">
            <text:p>14</text:p>
          </table:table-cell>
        </table:table-row>
        <table:table-row table:style-name="ro2">
          <table:table-cell office:value-type="float" office:value="1682.65">
            <text:p>1682.65</text:p>
          </table:table-cell>
          <table:table-cell office:value-type="float" office:value="795704">
            <text:p>795704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  <table:table-cell table:formula="of:=VALUE(RIGHT([.D352];LEN([.D352])-1))" office:value-type="float" office:value="15">
            <text:p>15</text:p>
          </table:table-cell>
        </table:table-row>
        <table:table-row table:style-name="ro2">
          <table:table-cell office:value-type="float" office:value="1973.54">
            <text:p>1973.54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3];LEN([.D353])-1))" office:value-type="float" office:value="15">
            <text:p>15</text:p>
          </table:table-cell>
        </table:table-row>
        <table:table-row table:style-name="ro2">
          <table:table-cell office:value-type="float" office:value="1599.03">
            <text:p>1599.03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4];LEN([.D354])-1))" office:value-type="float" office:value="15">
            <text:p>15</text:p>
          </table:table-cell>
        </table:table-row>
        <table:table-row table:style-name="ro2">
          <table:table-cell office:value-type="float" office:value="1606.46">
            <text:p>1606.46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5];LEN([.D355])-1))" office:value-type="float" office:value="15">
            <text:p>15</text:p>
          </table:table-cell>
        </table:table-row>
        <table:table-row table:style-name="ro2">
          <table:table-cell office:value-type="float" office:value="1675.72">
            <text:p>1675.72</text:p>
          </table:table-cell>
          <table:table-cell office:value-type="float" office:value="6679">
            <text:p>667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6];LEN([.D356])-1))" office:value-type="float" office:value="15">
            <text:p>15</text:p>
          </table:table-cell>
        </table:table-row>
        <table:table-row table:style-name="ro2">
          <table:table-cell office:value-type="float" office:value="1683.9">
            <text:p>1683.9</text:p>
          </table:table-cell>
          <table:table-cell office:value-type="float" office:value="6677">
            <text:p>6677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  <table:table-cell table:formula="of:=VALUE(RIGHT([.D357];LEN([.D357])-1))" office:value-type="float" office:value="15">
            <text:p>15</text:p>
          </table:table-cell>
        </table:table-row>
        <table:table-row table:style-name="ro2">
          <table:table-cell office:value-type="float" office:value="435.54">
            <text:p>435.54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58];LEN([.D358])-1))" office:value-type="float" office:value="15">
            <text:p>15</text:p>
          </table:table-cell>
        </table:table-row>
        <table:table-row table:style-name="ro2">
          <table:table-cell office:value-type="float" office:value="489.11">
            <text:p>489.11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59];LEN([.D359])-1))" office:value-type="float" office:value="15">
            <text:p>15</text:p>
          </table:table-cell>
        </table:table-row>
        <table:table-row table:style-name="ro2">
          <table:table-cell office:value-type="float" office:value="447.3">
            <text:p>447.3</text:p>
          </table:table-cell>
          <table:table-cell office:value-type="float" office:value="1369">
            <text:p>136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0];LEN([.D360])-1))" office:value-type="float" office:value="15">
            <text:p>15</text:p>
          </table:table-cell>
        </table:table-row>
        <table:table-row table:style-name="ro2">
          <table:table-cell office:value-type="float" office:value="475.52">
            <text:p>475.52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1];LEN([.D361])-1))" office:value-type="float" office:value="15">
            <text:p>15</text:p>
          </table:table-cell>
        </table:table-row>
        <table:table-row table:style-name="ro2">
          <table:table-cell office:value-type="float" office:value="435.89">
            <text:p>435.89</text:p>
          </table:table-cell>
          <table:table-cell office:value-type="float" office:value="1370">
            <text:p>137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  <table:table-cell table:formula="of:=VALUE(RIGHT([.D362];LEN([.D362])-1))" office:value-type="float" office:value="15">
            <text:p>15</text:p>
          </table:table-cell>
        </table:table-row>
        <table:table-row table:style-name="ro2">
          <table:table-cell office:value-type="float" office:value="494.66">
            <text:p>494.66</text:p>
          </table:table-cell>
          <table:table-cell office:value-type="float" office:value="650">
            <text:p>65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3];LEN([.D363])-1))" office:value-type="float" office:value="15">
            <text:p>15</text:p>
          </table:table-cell>
        </table:table-row>
        <table:table-row table:style-name="ro2">
          <table:table-cell office:value-type="float" office:value="491.54">
            <text:p>491.54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4];LEN([.D364])-1))" office:value-type="float" office:value="15">
            <text:p>15</text:p>
          </table:table-cell>
        </table:table-row>
        <table:table-row table:style-name="ro2">
          <table:table-cell office:value-type="float" office:value="480.92">
            <text:p>480.92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5];LEN([.D365])-1))" office:value-type="float" office:value="15">
            <text:p>15</text:p>
          </table:table-cell>
        </table:table-row>
        <table:table-row table:style-name="ro2">
          <table:table-cell office:value-type="float" office:value="472.79">
            <text:p>472.79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6];LEN([.D366])-1))" office:value-type="float" office:value="15">
            <text:p>15</text:p>
          </table:table-cell>
        </table:table-row>
        <table:table-row table:style-name="ro2">
          <table:table-cell office:value-type="float" office:value="497.49">
            <text:p>497.49</text:p>
          </table:table-cell>
          <table:table-cell office:value-type="float" office:value="649">
            <text:p>64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7];LEN([.D367])-1))" office:value-type="float" office:value="15">
            <text:p>15</text:p>
          </table:table-cell>
        </table:table-row>
        <table:table-row table:style-name="ro2">
          <table:table-cell office:value-type="float" office:value="465.53">
            <text:p>465.53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8];LEN([.D368])-1))" office:value-type="float" office:value="15">
            <text:p>15</text:p>
          </table:table-cell>
        </table:table-row>
        <table:table-row table:style-name="ro2">
          <table:table-cell office:value-type="float" office:value="477.48">
            <text:p>477.48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69];LEN([.D369])-1))" office:value-type="float" office:value="15">
            <text:p>15</text:p>
          </table:table-cell>
        </table:table-row>
        <table:table-row table:style-name="ro2">
          <table:table-cell office:value-type="float" office:value="498.32">
            <text:p>498.32</text:p>
          </table:table-cell>
          <table:table-cell office:value-type="float" office:value="580">
            <text:p>580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0];LEN([.D370])-1))" office:value-type="float" office:value="15">
            <text:p>15</text:p>
          </table:table-cell>
        </table:table-row>
        <table:table-row table:style-name="ro2">
          <table:table-cell office:value-type="float" office:value="485.16">
            <text:p>485.16</text:p>
          </table:table-cell>
          <table:table-cell office:value-type="float" office:value="581">
            <text:p>581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1];LEN([.D371])-1))" office:value-type="float" office:value="15">
            <text:p>15</text:p>
          </table:table-cell>
        </table:table-row>
        <table:table-row table:style-name="ro2">
          <table:table-cell office:value-type="float" office:value="453.72">
            <text:p>453.72</text:p>
          </table:table-cell>
          <table:table-cell office:value-type="float" office:value="579">
            <text:p>579</text:p>
          </table:table-cell>
          <table:table-cell office:value-type="string">
            <text:p>1-Level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  <table:table-cell table:formula="of:=VALUE(RIGHT([.D372];LEN([.D372])-1))" office:value-type="float" office:value="15">
            <text:p>15</text:p>
          </table:table-cell>
        </table:table-row>
        <table:table-row table:style-name="ro1" table:number-rows-repeated="104820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0T07:43:25</dc:date>
    <dc:creator>Lighton Phiri</dc:creator>
    <meta:generator>LibreOffice/3.5$Linux_x86 LibreOffice_project/350m1$Build-2</meta:generator>
    <meta:editing-duration>PT2M4S</meta:editing-duration>
    <meta:editing-cycles>3</meta:editing-cycles>
    <meta:document-statistic meta:table-count="1" meta:cell-count="2232" meta:object-count="0"/>
  </office:meta>
</office:document-meta>
</file>